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Xunta Sans" svg:font-family="'Xunta Sans'" style:font-family-generic="modern" style:font-pitch="variable"/>
    <style:font-face style:name="Xunta Sans1" svg:font-family="'Xunta Sans'" style:font-family-generic="swiss"/>
  </office:font-face-decl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8.414cm"/>
    </style:style>
    <style:style style:name="Tabla4.B" style:family="table-column">
      <style:table-column-properties style:column-width="8.599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B1" style:family="table-cell">
      <style:table-cell-properties fo:padding="0.097cm" fo:border="0.5pt solid #000000" style:writing-mode="page"/>
    </style:style>
    <style:style style:name="Tabla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9.604cm"/>
    </style:style>
    <style:style style:name="Tabla5.B" style:family="table-column">
      <style:table-column-properties style:column-width="7.408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5.B1" style:family="table-cell">
      <style:table-cell-properties fo:padding="0.097cm" fo:border="0.5pt solid #000000" style:writing-mode="page"/>
    </style:style>
    <style:style style:name="Tabla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9.604cm"/>
    </style:style>
    <style:style style:name="Tabla7.B" style:family="table-column">
      <style:table-column-properties style:column-width="7.408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7.B1" style:family="table-cell">
      <style:table-cell-properties fo:padding="0.097cm" fo:border="0.5pt solid #000000" style:writing-mode="page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8.123cm"/>
    </style:style>
    <style:style style:name="Tabla6.B" style:family="table-column">
      <style:table-column-properties style:column-width="8.89cm"/>
    </style:style>
    <style:style style:name="Tabla6.A1" style:family="table-cell">
      <style:table-cell-properties fo:padding-left="0.191cm" fo:padding-right="0.191cm" fo:padding-top="0cm" fo:padding-bottom="0cm" fo:border="none" style:writing-mode="lr-tb"/>
    </style:style>
    <style:style style:name="Tabla3" style:family="table">
      <style:table-properties style:width="17.013cm" fo:margin-left="0cm" fo:break-before="page" table:align="left"/>
    </style:style>
    <style:style style:name="Tabla3.A" style:family="table-column">
      <style:table-column-properties style:column-width="8.414cm"/>
    </style:style>
    <style:style style:name="Tabla3.B" style:family="table-column">
      <style:table-column-properties style:column-width="8.599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B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9.604cm"/>
    </style:style>
    <style:style style:name="Tabla1.B" style:family="table-column">
      <style:table-column-properties style:column-width="7.408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123cm"/>
    </style:style>
    <style:style style:name="Tabla2.B" style:family="table-column">
      <style:table-column-properties style:column-width="8.89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margin-top="0cm" fo:margin-bottom="0cm" style:contextual-spacing="false" fo:line-height="115%" fo:text-align="justify" style:justify-single-word="false"/>
      <style:text-properties style:font-name="Xunta Sans" fo:font-size="10.5pt" fo:font-style="normal" officeooo:paragraph-rsid="0027ead1" style:font-size-asian="10.5pt" style:font-style-asian="normal" style:font-name-complex="Arial1" style:font-size-complex="10.5pt" style:font-style-complex="normal"/>
    </style:style>
    <style:style style:name="P2" style:family="paragraph" style:parent-style-name="Normal">
      <style:paragraph-properties fo:margin-top="0cm" fo:margin-bottom="0cm" style:contextual-spacing="false" fo:line-height="115%" fo:text-align="justify" style:justify-single-word="false"/>
      <style:text-properties style:font-name="Xunta Sans" fo:font-size="10.5pt" fo:font-style="normal" officeooo:paragraph-rsid="0035c8da" style:font-size-asian="10.5pt" style:font-style-asian="normal" style:font-name-complex="Arial1" style:font-size-complex="10.5pt" style:font-style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style:font-name="Xunta Sans" fo:font-size="10.5pt" fo:font-style="normal" officeooo:paragraph-rsid="00356ad2" style:font-size-asian="10.5pt" style:font-style-asian="normal" style:font-size-complex="10.5pt" style:font-style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style:font-name="Xunta Sans" fo:font-size="10.5pt" fo:font-style="normal" officeooo:paragraph-rsid="0035c8da" style:font-size-asian="10.5pt" style:font-style-asian="normal" style:font-size-complex="10.5pt" style:font-style-complex="normal"/>
    </style:style>
    <style:style style:name="P5" style:family="paragraph" style:parent-style-name="Normal">
      <style:paragraph-properties fo:margin-top="0cm" fo:margin-bottom="0cm" style:contextual-spacing="false" fo:line-height="115%" fo:text-align="justify" style:justify-single-word="false">
        <style:tab-stops>
          <style:tab-stop style:position="5.502cm"/>
        </style:tab-stops>
      </style:paragraph-properties>
      <style:text-properties style:font-name="Xunta Sans" fo:font-size="10.5pt" officeooo:paragraph-rsid="0027ead1" style:font-size-asian="10.5pt" style:font-name-complex="Arial1" style:font-size-complex="10.5pt"/>
    </style:style>
    <style:style style:name="P6" style:family="paragraph" style:parent-style-name="Normal">
      <style:paragraph-properties fo:margin-top="0cm" fo:margin-bottom="0cm" style:contextual-spacing="false" fo:line-height="115%" fo:text-align="justify" style:justify-single-word="false">
        <style:tab-stops>
          <style:tab-stop style:position="5.502cm"/>
        </style:tab-stops>
      </style:paragraph-properties>
      <style:text-properties style:font-name="Xunta Sans" fo:font-size="10.5pt" officeooo:paragraph-rsid="0035c8da" style:font-size-asian="10.5pt" style:font-name-complex="Arial1" style:font-size-complex="10.5pt"/>
    </style:style>
    <style:style style:name="P7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15%" fo:text-align="justify" style:justify-single-word="false" fo:text-indent="0cm" style:auto-text-indent="false" fo:background-color="transparent"/>
      <style:text-properties style:font-name="Xunta Sans" fo:font-size="10.5pt" officeooo:paragraph-rsid="0027ead1" style:font-size-asian="10.5pt" style:font-size-complex="10.5pt"/>
    </style:style>
    <style:style style:name="P8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15%" fo:text-align="justify" style:justify-single-word="false" fo:text-indent="0cm" style:auto-text-indent="false" fo:background-color="transparent"/>
      <style:text-properties style:font-name="Xunta Sans" fo:font-size="10.5pt" officeooo:paragraph-rsid="0035c8da" style:font-size-asian="10.5pt" style:font-size-complex="10.5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Xunta Sans" fo:font-size="10.5pt" officeooo:paragraph-rsid="0027ead1" style:font-size-asian="10.5pt" style:font-size-complex="10.5pt"/>
    </style:style>
    <style:style style:name="P10" style:family="paragraph" style:parent-style-name="Text_20_body" style:master-page-name="">
      <style:paragraph-properties fo:margin-top="0cm" fo:margin-bottom="0cm" style:contextual-spacing="false" fo:line-height="115%" style:page-number="auto"/>
      <style:text-properties style:font-name="Xunta Sans" fo:font-size="10.5pt" officeooo:paragraph-rsid="002dfa34" style:font-size-asian="10.5pt" style:font-size-complex="10.5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Xunta Sans" fo:font-size="10.5pt" officeooo:paragraph-rsid="0035c8da" style:font-size-asian="10.5pt" style:font-size-complex="10.5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style:font-name="Xunta Sans" fo:font-size="10.5pt" officeooo:paragraph-rsid="00356ad2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Xunta Sans" fo:font-size="10.5pt" officeooo:paragraph-rsid="0035c8da" style:font-size-asian="10.5pt" style:font-size-complex="10.5pt"/>
    </style:style>
    <style:style style:name="P14" style:family="paragraph" style:parent-style-name="Standard">
      <loext:graphic-properties draw:fill="none"/>
      <style:paragraph-properties fo:margin-left="0cm" fo:margin-right="0.499cm" fo:margin-top="0cm" fo:margin-bottom="0cm" style:contextual-spacing="false" fo:line-height="115%" fo:text-align="justify" style:justify-single-word="false" fo:text-indent="0cm" style:auto-text-indent="false" fo:background-color="transparent"/>
      <style:text-properties style:font-name="Xunta Sans" fo:font-size="10.5pt" officeooo:paragraph-rsid="0027ead1" style:font-size-asian="10.5pt" style:font-name-complex="Arial2" style:font-size-complex="10.5pt"/>
    </style:style>
    <style:style style:name="P15" style:family="paragraph" style:parent-style-name="Text_20_body">
      <style:paragraph-properties fo:margin-top="0cm" fo:margin-bottom="0cm" style:contextual-spacing="false" fo:line-height="115%"/>
      <style:text-properties style:font-name="Xunta Sans" fo:font-size="10.5pt" fo:font-weight="normal" officeooo:paragraph-rsid="00264aae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31cc27" style:font-size-asian="9pt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21e9f3" style:font-size-asian="9pt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22a52d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2dfa34" style:font-size-asian="9pt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35c8da" style:font-size-asian="9pt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Xunta Sans" fo:font-size="9pt" officeooo:rsid="0005fc4b" officeooo:paragraph-rsid="0031cc27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Xunta Sans" fo:font-size="9pt" officeooo:rsid="0005fc4b" officeooo:paragraph-rsid="002dfa34" style:font-size-asian="9pt" style:font-size-complex="9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Xunta Sans" fo:font-size="9pt" officeooo:rsid="0005fc4b" officeooo:paragraph-rsid="0035c8da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202020" officeooo:paragraph-rsid="0021e9f3" style:font-size-asian="9pt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202020" officeooo:paragraph-rsid="0035c8da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Xunta Sans" fo:font-size="9pt" officeooo:rsid="0005fc4b" officeooo:paragraph-rsid="0031cc27" fo:background-color="#ffff00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Xunta Sans" fo:font-size="9pt" officeooo:rsid="0005fc4b" officeooo:paragraph-rsid="0031cc27" fo:background-color="#ffff00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Xunta Sans" fo:font-size="10.5pt" fo:letter-spacing="-0.004cm" fo:font-style="italic" fo:font-weight="normal" officeooo:paragraph-rsid="0031cc27" style:font-size-asian="10.5pt" style:font-style-asian="italic" style:font-weight-asian="normal" style:font-size-complex="10.5pt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fo:color="#000000" loext:opacity="100%" style:font-name="Xunta Sans" fo:font-size="10.5pt" fo:letter-spacing="-0.004cm" fo:font-style="normal" fo:font-weight="bold" officeooo:paragraph-rsid="0031cc27" style:font-size-asian="10.5pt" style:font-style-asian="normal" style:font-weight-asian="bold" style:font-name-complex="Arial2" style:font-size-complex="10.5pt" style:font-style-complex="normal"/>
    </style:style>
    <style:style style:name="P30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15%" fo:text-align="justify" style:justify-single-word="false" fo:text-indent="0cm" style:auto-text-indent="false" fo:background-color="transparent"/>
      <style:text-properties fo:color="#000000" loext:opacity="100%" style:font-name="Xunta Sans" fo:font-size="10.5pt" fo:letter-spacing="normal" fo:font-style="normal" fo:font-weight="normal" officeooo:rsid="001af0b5" officeooo:paragraph-rsid="0027ead1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Footnote">
      <style:paragraph-properties fo:text-align="justify" style:justify-single-word="false"/>
      <style:text-properties fo:font-size="9pt" fo:font-weight="normal" officeooo:paragraph-rsid="0031cc27" style:font-size-asian="9pt" style:font-weight-asian="normal" style:font-size-complex="9pt" style:font-weight-complex="normal"/>
    </style:style>
    <style:style style:name="P32" style:family="paragraph" style:parent-style-name="Standard">
      <loext:graphic-properties draw:fill="none"/>
      <style:paragraph-properties fo:margin-left="0cm" fo:margin-right="0.4cm" fo:margin-top="0cm" fo:margin-bottom="0cm" style:contextual-spacing="false" fo:line-height="115%" fo:text-align="justify" style:justify-single-word="false" fo:text-indent="0cm" style:auto-text-indent="false" fo:background-color="transparent"/>
      <style:text-properties officeooo:paragraph-rsid="0030850e"/>
    </style:style>
    <style:style style:name="P33" style:family="paragraph" style:parent-style-name="Normal">
      <style:paragraph-properties fo:margin-top="0cm" fo:margin-bottom="0cm" style:contextual-spacing="false" fo:line-height="115%" fo:text-align="justify" style:justify-single-word="false"/>
      <style:text-properties fo:color="#000000" loext:opacity="100%" style:font-name="Xunta Sans" fo:font-size="10.5pt" fo:letter-spacing="-0.004cm" officeooo:rsid="0035c8da" officeooo:paragraph-rsid="0035c8da" style:font-size-asian="10.5pt" style:font-name-complex="Arial2" style:font-size-complex="10.5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fo:color="#000000" loext:opacity="100%" style:font-name="Xunta Sans" fo:font-size="10.5pt" fo:letter-spacing="-0.004cm" fo:font-style="normal" officeooo:rsid="0035c8da" officeooo:paragraph-rsid="0035c8da" style:font-size-asian="10.5pt" style:font-style-asian="normal" style:font-name-complex="Arial2" style:font-size-complex="10.5pt" style:font-style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fo:color="#000000" loext:opacity="100%" style:font-name="Xunta Sans" fo:font-size="10.5pt" fo:letter-spacing="-0.004cm" fo:font-style="normal" officeooo:paragraph-rsid="0035c8da" style:font-size-asian="10.5pt" style:font-style-asian="normal" style:font-name-complex="Arial2" style:font-size-complex="10.5pt" style:font-style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fo:color="#000000" loext:opacity="100%" style:font-name="Xunta Sans" fo:font-size="10.5pt" fo:letter-spacing="-0.004cm" fo:font-style="normal" fo:font-weight="bold" officeooo:paragraph-rsid="0035c8da" style:font-size-asian="10.5pt" style:font-style-asian="normal" style:font-weight-asian="bold" style:font-name-complex="Arial2" style:font-size-complex="10.5pt" style:font-style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Xunta Sans" fo:font-size="10.5pt" fo:letter-spacing="normal" fo:font-weight="bold" officeooo:rsid="0035c8da" officeooo:paragraph-rsid="0035c8da" style:font-size-asian="10.5pt" style:font-weight-asian="bold" style:font-name-complex="Arial2" style:font-size-complex="10.5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Xunta Sans" fo:font-size="10.5pt" fo:letter-spacing="normal" fo:font-weight="normal" officeooo:rsid="0035c8da" officeooo:paragraph-rsid="0035c8da" style:font-size-asian="10.5pt" style:font-weight-asian="normal" style:font-name-complex="Arial2" style:font-size-complex="10.5pt" style:font-weight-complex="normal"/>
    </style:style>
    <style:style style:name="P39" style:family="paragraph" style:parent-style-name="Standard">
      <loext:graphic-properties draw:fill="none"/>
      <style:paragraph-properties fo:margin-left="0cm" fo:margin-right="0.9cm" fo:margin-top="0cm" fo:margin-bottom="0cm" style:contextual-spacing="false" fo:line-height="115%" fo:text-align="justify" style:justify-single-word="false" fo:text-indent="0cm" style:auto-text-indent="false" fo:background-color="transparent"/>
      <style:text-properties fo:color="#000000" loext:opacity="100%" style:font-name="Xunta Sans" fo:font-size="10.5pt" fo:letter-spacing="normal" fo:font-style="normal" fo:font-weight="normal" officeooo:rsid="001af0b5" officeooo:paragraph-rsid="0035c8da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5.502cm"/>
        </style:tab-stops>
      </style:paragraph-properties>
      <style:text-properties fo:color="#000000" loext:opacity="100%" style:font-name="Xunta Sans" fo:font-size="10.5pt" fo:letter-spacing="normal" fo:font-style="normal" officeooo:rsid="00356ad2" officeooo:paragraph-rsid="0035c8da" style:font-size-asian="10.5pt" style:font-style-asian="normal" style:font-name-complex="Arial2" style:font-size-complex="10.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a52d" style:font-weight-asian="bold" style:font-weight-complex="bold"/>
    </style:style>
    <style:style style:name="T3" style:family="text">
      <style:text-properties fo:font-weight="bold" style:font-weight-asian="bold" style:font-name-complex="Arial2"/>
    </style:style>
    <style:style style:name="T4" style:family="text">
      <style:text-properties fo:font-weight="normal" officeooo:rsid="0022a52d" style:font-weight-asian="normal" style:font-weight-complex="normal"/>
    </style:style>
    <style:style style:name="T5" style:family="text">
      <style:text-properties fo:color="#000000" loext:opacity="100%" fo:letter-spacing="-0.004cm" fo:font-style="italic" style:font-style-asian="italic"/>
    </style:style>
    <style:style style:name="T6" style:family="text">
      <style:text-properties fo:color="#000000" loext:opacity="100%" fo:letter-spacing="-0.004cm" fo:font-weight="bold" style:font-weight-asian="bold" style:font-name-complex="Arial2"/>
    </style:style>
    <style:style style:name="T7" style:family="text">
      <style:text-properties fo:color="#000000" loext:opacity="100%" fo:letter-spacing="-0.004cm" style:font-name-complex="Arial2"/>
    </style:style>
    <style:style style:name="T8" style:family="text">
      <style:text-properties fo:color="#000000" loext:opacity="100%" fo:letter-spacing="-0.004cm" officeooo:rsid="00356ad2" style:font-name-complex="Arial2"/>
    </style:style>
    <style:style style:name="T9" style:family="text">
      <style:text-properties fo:color="#000000" loext:opacity="100%" fo:letter-spacing="-0.004cm" officeooo:rsid="0033c01b" style:font-name-complex="Arial2"/>
    </style:style>
    <style:style style:name="T10" style:family="text">
      <style:text-properties fo:color="#000000" loext:opacity="100%" fo:letter-spacing="-0.004cm" fo:font-style="normal" fo:font-weight="normal" style:font-style-asian="normal" style:font-weight-asian="normal" style:font-name-complex="Arial2" style:font-style-complex="normal" style:font-weight-complex="normal"/>
    </style:style>
    <style:style style:name="T11" style:family="text">
      <style:text-properties fo:color="#000000" loext:opacity="100%" fo:letter-spacing="-0.004cm" fo:font-style="normal" fo:font-weight="normal" officeooo:rsid="00356ad2" style:font-style-asian="normal" style:font-weight-asian="normal" style:font-name-complex="Arial2" style:font-style-complex="normal" style:font-weight-complex="normal"/>
    </style:style>
    <style:style style:name="T12" style:family="text">
      <style:text-properties fo:color="#000000" loext:opacity="100%" fo:letter-spacing="-0.004cm" fo:font-weight="normal" style:font-weight-asian="normal" style:font-name-complex="Arial2" style:font-weight-complex="normal"/>
    </style:style>
    <style:style style:name="T13" style:family="text">
      <style:text-properties fo:color="#000000" loext:opacity="100%" fo:letter-spacing="-0.004cm" fo:font-weight="normal" officeooo:rsid="0035c8da" style:font-weight-asian="normal" style:font-name-complex="Arial2" style:font-weight-complex="normal"/>
    </style:style>
    <style:style style:name="T14" style:family="text">
      <style:text-properties fo:color="#000000" loext:opacity="100%" fo:letter-spacing="normal" style:font-name-complex="Arial2"/>
    </style:style>
    <style:style style:name="T15" style:family="text">
      <style:text-properties fo:color="#000000" loext:opacity="100%" fo:letter-spacing="normal" officeooo:rsid="0033c01b" style:font-name-complex="Arial2"/>
    </style:style>
    <style:style style:name="T16" style:family="text">
      <style:text-properties fo:color="#000000" loext:opacity="100%" fo:letter-spacing="normal" officeooo:rsid="00356ad2" style:font-name-complex="Arial2"/>
    </style:style>
    <style:style style:name="T17" style:family="text">
      <style:text-properties fo:color="#000000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letter-spacing="normal" fo:font-style="normal" fo:font-weight="normal" officeooo:rsid="001af0b5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fo:letter-spacing="normal" fo:font-style="normal" fo:font-weight="normal" style:font-style-asian="normal" style:font-weight-asian="normal" style:font-name-complex="Arial1" style:font-style-complex="normal" style:font-weight-complex="normal"/>
    </style:style>
    <style:style style:name="T20" style:family="text">
      <style:text-properties fo:color="#000000" loext:opacity="100%" fo:letter-spacing="normal" fo:font-style="normal" fo:font-weight="normal" officeooo:rsid="00356ad2" style:font-style-asian="normal" style:font-weight-asian="normal" style:font-name-complex="Arial2" style:font-style-complex="normal" style:font-weight-complex="normal"/>
    </style:style>
    <style:style style:name="T21" style:family="text">
      <style:text-properties fo:color="#000000" loext:opacity="100%" fo:letter-spacing="normal" fo:font-style="normal" fo:font-weight="normal" officeooo:rsid="0005fc4b" style:font-style-asian="normal" style:font-weight-asian="normal" style:font-name-complex="Arial2" style:font-style-complex="normal" style:font-weight-complex="normal"/>
    </style:style>
    <style:style style:name="T22" style:family="text">
      <style:text-properties fo:color="#000000" loext:opacity="100%" fo:letter-spacing="normal" fo:font-weight="bold" officeooo:rsid="0035c8da" style:font-weight-asian="bold" style:font-name-complex="Arial2" style:font-weight-complex="bold"/>
    </style:style>
    <style:style style:name="T23" style:family="text">
      <style:text-properties fo:color="#000000" loext:opacity="100%" fo:letter-spacing="normal" fo:font-weight="normal" officeooo:rsid="0035c8da" style:font-weight-asian="normal" style:font-name-complex="Arial2" style:font-weight-complex="normal"/>
    </style:style>
    <style:style style:name="T24" style:family="text">
      <style:text-properties fo:color="#000000" loext:opacity="100%" fo:letter-spacing="normal" fo:font-weight="normal" officeooo:rsid="0036a175" style:font-weight-asian="normal" style:font-name-complex="Arial2" style:font-weight-complex="normal"/>
    </style:style>
    <style:style style:name="T25" style:family="text">
      <style:text-properties fo:color="#000000" loext:opacity="100%" fo:letter-spacing="-0.023cm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fo:letter-spacing="-0.002cm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fo:letter-spacing="-0.026cm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00" loext:opacity="100%" fo:letter-spacing="-0.026cm" fo:font-style="normal" fo:font-weight="normal" officeooo:rsid="001af0b5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fo:letter-spacing="-0.025cm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Xunta Sans" fo:font-size="10.5pt" style:font-size-asian="10.5pt" style:font-size-complex="10.5pt"/>
    </style:style>
    <style:style style:name="T31" style:family="text">
      <style:text-properties style:font-name="Xunta Sans" fo:font-size="10.5pt" officeooo:rsid="002d13bc" style:font-size-asian="10.5pt" style:font-size-complex="10.5pt"/>
    </style:style>
    <style:style style:name="T32" style:family="text">
      <style:text-properties style:font-name="Xunta Sans" fo:font-size="10.5pt" officeooo:rsid="001af0b5" style:font-size-asian="10.5pt" style:font-size-complex="10.5pt"/>
    </style:style>
    <style:style style:name="T33" style:family="text">
      <style:text-properties style:font-name="Xunta Sans" fo:font-size="10.5pt" officeooo:rsid="00264aae" style:font-size-asian="10.5pt" style:font-size-complex="10.5pt"/>
    </style:style>
    <style:style style:name="T34" style:family="text">
      <style:text-properties style:font-name="Xunta Sans" fo:font-size="10.5pt" style:font-size-asian="10.5pt" style:font-name-complex="Arial2" style:font-size-complex="10.5pt"/>
    </style:style>
    <style:style style:name="T35" style:family="text">
      <style:text-properties style:font-name="Xunta Sans" fo:font-size="10.5pt" officeooo:rsid="00089d02" style:font-size-asian="10.5pt" style:font-name-complex="Arial2" style:font-size-complex="10.5pt"/>
    </style:style>
    <style:style style:name="T36" style:family="text">
      <style:text-properties style:font-name="Xunta Sans" fo:font-size="10.5pt" officeooo:rsid="00026b68" style:font-size-asian="10.5pt" style:font-name-complex="Arial2" style:font-size-complex="10.5pt"/>
    </style:style>
    <style:style style:name="T37" style:family="text">
      <style:text-properties style:font-name="Xunta Sans" fo:font-size="10.5pt" officeooo:rsid="0005c4ab" style:font-size-asian="10.5pt" style:font-name-complex="Arial2" style:font-size-complex="10.5pt"/>
    </style:style>
    <style:style style:name="T38" style:family="text">
      <style:text-properties style:font-name="Xunta Sans" fo:font-size="10.5pt" officeooo:rsid="000a8745" style:font-size-asian="10.5pt" style:font-name-complex="Arial2" style:font-size-complex="10.5pt"/>
    </style:style>
    <style:style style:name="T39" style:family="text">
      <style:text-properties officeooo:rsid="002ffac6"/>
    </style:style>
    <style:style style:name="T40" style:family="text">
      <style:text-properties officeooo:rsid="0031cc27"/>
    </style:style>
    <style:style style:name="T41" style:family="text">
      <style:text-properties officeooo:rsid="00356a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Fuente_20_de_20_párrafo_20_predeter."><text:span text:style-name="T30"/></text:span></text:p>
      <text:p text:style-name="P32"><text:span text:style-name="Fuente_20_de_20_párrafo_20_predeter."><text:span text:style-name="T30">___________________________________________, con </text:span></text:span><text:span text:style-name="Fuente_20_de_20_párrafo_20_predeter."><text:span text:style-name="T31">NIF</text:span></text:span><text:span text:style-name="Fuente_20_de_20_párrafo_20_predeter."><text:span text:style-name="T30"> </text:span></text:span><text:span text:style-name="Fuente_20_de_20_párrafo_20_predeter."><text:span text:style-name="T32">núm. </text:span></text:span><text:span text:style-name="Fuente_20_de_20_párrafo_20_predeter."><text:span text:style-name="T30"><text:s/>__________________, titular da Secretaría </text:span></text:span><text:span text:style-name="Fuente_20_de_20_párrafo_20_predeter."><text:span text:style-name="T33">da entidade deportiva:</text:span></text:span><text:span text:style-name="Fuente_20_de_20_párrafo_20_predeter."><text:span text:style-name="T30"> __________________________________, </text:span></text:span><text:span text:style-name="Fuente_20_de_20_párrafo_20_predeter."><text:span text:style-name="T34">con </text:span></text:span><text:span text:style-name="Fuente_20_de_20_párrafo_20_predeter."><text:span text:style-name="T35">N</text:span></text:span><text:span text:style-name="Fuente_20_de_20_párrafo_20_predeter."><text:span text:style-name="T34">IF ________________, inscrita no Rexistro de </text:span></text:span><text:span text:style-name="Fuente_20_de_20_párrafo_20_predeter."><text:span text:style-name="T36">Entidades Deportivas de Galicia </text:span></text:span><text:span text:style-name="Fuente_20_de_20_párrafo_20_predeter."><text:span text:style-name="T34"><text:s/>con núm. de inscrición: _________, </text:span></text:span><text:span text:style-name="Fuente_20_de_20_párrafo_20_predeter."><text:span text:style-name="T37">de acordo co art.26 do DECRETO 85/2014, de 3 de xu</text:span></text:span><text:span text:style-name="Fuente_20_de_20_párrafo_20_predeter."><text:span text:style-name="T38">llo</text:span></text:span><text:span text:style-name="Fuente_20_de_20_párrafo_20_predeter."><text:span text:style-name="T37">, polo que se aproba o Regulamento do Rexistro de Entidades Deportivas de Galicia. </text:span></text:span></text:p>
      <text:p text:style-name="P10"/>
      <text:p text:style-name="P15"/>
      <text:p text:style-name="P15">CERTIFICO:<text:span text:style-name="T5"> </text:span></text:p>
      <text:p text:style-name="P29"/>
      <text:p text:style-name="P34">Que o artigo_______dos estatutos establece que lle corresponde ao titular da presidencia o nomeamento e cese dos membros da xunta directiva. En virtude dese artigo o __de_____de 202 o /a presidente/a acordou:</text:p>
      <text:p text:style-name="P34"/>
      <text:p text:style-name="P36"/>
      <text:p text:style-name="P4"><text:span text:style-name="T6">Primeiro</text:span><text:span text:style-name="T7">: </text:span><text:span text:style-name="T13">C</text:span><text:span text:style-name="T12">esar</text:span><text:span text:style-name="T12"><text:note text:id="ftn1" text:note-class="footnote"><text:note-citation>1</text:note-citation><text:note-body><text:p text:style-name="P31">No caso de non <text:span text:style-name="T40">achegar</text:span> a sinatura das persoas saíntes, deberán acompañar xustificación suficiente de tal circunstancia.</text:p></text:note-body></text:note></text:span><text:span text:style-name="T12"> </text:span><text:span text:style-name="T13">aos</text:span><text:span text:style-name="T12"> i</text:span><text:span text:style-name="T7">ntegrantes da xunta directiva que a continuación se sinalan:</text:span></text:p>
      <text:p text:style-name="P3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0"><text:span text:style-name="T4">Nome e apelidos </text:span><text:span text:style-name="T1">Vicepresidente/a</text:span>:</text:p>
            <text:p text:style-name="P20">NIF:</text:p>
            <text:p text:style-name="P20"/>
          </table:table-cell>
          <table:table-cell table:style-name="Tabla4.B1" office:value-type="string">
            <text:p text:style-name="P23"><text:span text:style-name="T39"><text:s/></text:span>(sinatura <text:span text:style-name="T40">do titular saínte</text:span>)</text:p>
          </table:table-cell>
        </table:table-row>
        <table:table-row>
          <table:table-cell table:style-name="Tabla4.A2" office:value-type="string">
            <text:p text:style-name="P20"><text:span text:style-name="T4">Nome e apelidos </text:span><text:span text:style-name="T1">Secretario/a:</text:span></text:p>
            <text:p text:style-name="P20">NIF:</text:p>
            <text:p text:style-name="P20"/>
          </table:table-cell>
          <table:table-cell table:style-name="Tabla4.B2" office:value-type="string">
            <text:p text:style-name="P23"><text:span text:style-name="T39"><text:s/></text:span>(sinatura <text:span text:style-name="T40">do titular saínte</text:span>)</text:p>
          </table:table-cell>
        </table:table-row>
        <table:table-row>
          <table:table-cell table:style-name="Tabla4.A2" office:value-type="string">
            <text:p text:style-name="P20"><text:span text:style-name="T4">Nome e apelidos</text:span><text:span text:style-name="T1">Tesoureiro/a</text:span>:</text:p>
            <text:p text:style-name="P20">NIF:</text:p>
            <text:p text:style-name="P20"/>
          </table:table-cell>
          <table:table-cell table:style-name="Tabla4.B2" office:value-type="string">
            <text:p text:style-name="P23"><text:span text:style-name="T39"><text:s/></text:span>(sinatura <text:span text:style-name="T40">do titular saínte</text:span>)</text:p>
          </table:table-cell>
        </table:table-row>
        <table:table-row>
          <table:table-cell table:style-name="Tabla4.A2" office:value-type="string">
            <text:p text:style-name="P20"><text:span text:style-name="T4">Nome e apelidos </text:span><text:span text:style-name="T1">Vogal</text:span>:</text:p>
            <text:p text:style-name="P20">NIF:</text:p>
            <text:p text:style-name="P20"/>
          </table:table-cell>
          <table:table-cell table:style-name="Tabla4.B2" office:value-type="string">
            <text:p text:style-name="P23"><text:span text:style-name="T39"><text:s/></text:span>(sinatura <text:span text:style-name="T40">do titular saínte</text:span>)</text:p>
          </table:table-cell>
        </table:table-row>
        <table:table-row>
          <table:table-cell table:style-name="Tabla4.A2" office:value-type="string">
            <text:p text:style-name="P20"><text:span text:style-name="T4">Nome e apelidos </text:span><text:span text:style-name="T1">Vogal</text:span>:</text:p>
            <text:p text:style-name="P20">NIF:</text:p>
            <text:p text:style-name="P20"/>
          </table:table-cell>
          <table:table-cell table:style-name="Tabla4.B2" office:value-type="string">
            <text:p text:style-name="P23"><text:span text:style-name="T39"><text:s/></text:span>(sinatura <text:span text:style-name="T40">do titular saínte</text:span>)</text:p>
          </table:table-cell>
        </table:table-row>
      </table:table>
      <text:p text:style-name="P37"/>
      <text:p text:style-name="P13"><text:span text:style-name="T22">Segundo:</text:span><text:span text:style-name="T23"> Designar </text:span><text:span text:style-name="T24">aos </text:span><text:span text:style-name="T23">membro</text:span><text:span text:style-name="T24">s</text:span><text:span text:style-name="T23"> da xunta directiva </text:span><text:span text:style-name="T24">que se relacionan</text:span><text:span text:style-name="T23">:</text:span></text:p>
      <text:p text:style-name="P3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0"><text:span text:style-name="T4">Nome e apelidos </text:span><text:span text:style-name="T1">Vicepresidente/a</text:span>:</text:p>
            <text:p text:style-name="P20">NIF:</text:p>
            <text:p text:style-name="P25">Domicilo:</text:p>
            <text:p text:style-name="P20">Teléfono:</text:p>
            <text:p text:style-name="P20">Correo electrónico:</text:p>
          </table:table-cell>
          <table:table-cell table:style-name="Tabla5.B1" office:value-type="string">
            <text:p text:style-name="P23"><text:span text:style-name="T39">Acepta o nomeamento </text:span>(sinatura)</text:p>
          </table:table-cell>
        </table:table-row>
        <table:table-row>
          <table:table-cell table:style-name="Tabla5.A2" office:value-type="string">
            <text:p text:style-name="P20"><text:span text:style-name="T4">Nome e apelidos </text:span><text:span text:style-name="T1">Secretario/a:</text:span></text:p>
            <text:p text:style-name="P20">NIF:</text:p>
            <text:p text:style-name="P25">Domicilo:</text:p>
            <text:p text:style-name="P20">Teléfono:</text:p>
            <text:p text:style-name="P20">Correo electrónico:</text:p>
            <text:p text:style-name="P20"/>
          </table:table-cell>
          <table:table-cell table:style-name="Tabla5.B2" office:value-type="string">
            <text:p text:style-name="P20">(<text:span text:style-name="T39">Acepta o nomeamento </text:span>(sinatura)</text:p>
          </table:table-cell>
        </table:table-row>
        <table:table-row>
          <table:table-cell table:style-name="Tabla5.A2" office:value-type="string">
            <text:p text:style-name="P20"><text:span text:style-name="T4">Nome e apelidos</text:span><text:span text:style-name="T1">Tesoureiro/a</text:span>:</text:p>
            <text:p text:style-name="P20">NIF:</text:p>
            <text:p text:style-name="P25">Domicilo:</text:p>
            <text:p text:style-name="P20">Teléfono:</text:p>
            <text:p text:style-name="P20">Correo electrónico:</text:p>
          </table:table-cell>
          <table:table-cell table:style-name="Tabla5.B2" office:value-type="string">
            <text:p text:style-name="P23"><text:span text:style-name="T39">Acepta o nomeamento </text:span>(sinatura)</text:p>
          </table:table-cell>
        </table:table-row>
        <table:table-row>
          <table:table-cell table:style-name="Tabla5.A2" office:value-type="string">
            <text:p text:style-name="P20"><text:span text:style-name="T4">Nome e apelidos </text:span><text:span text:style-name="T1">Vogal</text:span>:</text:p>
            <text:p text:style-name="P20">NIF:</text:p>
            <text:p text:style-name="P25">Domicilo:</text:p>
            <text:p text:style-name="P20">Teléfono:</text:p>
            <text:p text:style-name="P20">Correo electrónico:</text:p>
          </table:table-cell>
          <table:table-cell table:style-name="Tabla5.B2" office:value-type="string">
            <text:p text:style-name="P23"><text:span text:style-name="T39">Acepta o nomeamento </text:span>(sinatura)</text:p>
          </table:table-cell>
        </table:table-row>
      </table:table>
      <text:p text:style-name="P39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20"><text:span text:style-name="T4">Nome e apelidos </text:span><text:span text:style-name="T1">Vogal</text:span>:</text:p>
            <text:p text:style-name="P20">NIF:</text:p>
            <text:p text:style-name="P25">Domicilo:</text:p>
            <text:p text:style-name="P20">Teléfono:</text:p>
            <text:p text:style-name="P20">Correo electrónico:</text:p>
            <text:p text:style-name="P20"/>
            <text:p text:style-name="P20"/>
            <text:p text:style-name="P20"/>
          </table:table-cell>
          <table:table-cell table:style-name="Tabla7.B1" office:value-type="string">
            <text:p text:style-name="P23"><text:span text:style-name="T39">Acepta o nomeamento </text:span>(sinatura)</text:p>
          </table:table-cell>
        </table:table-row>
      </table:table>
      <text:p text:style-name="P39"/>
      <text:p text:style-name="P39"/>
      <text:p text:style-name="P8"><text:span text:style-name="T18">E para que así conste, </text:span><text:span text:style-name="T17">asino</text:span><text:span text:style-name="T27"> </text:span><text:span text:style-name="T17">a</text:span><text:span text:style-name="T29"> </text:span><text:span text:style-name="T17">presente</text:span><text:span text:style-name="T27"> </text:span><text:span text:style-name="T28">certificación </text:span><text:span text:style-name="T26">en</text:span><text:span text:style-name="T25"> </text:span><text:span text:style-name="T19"><text:s/>____________________ , a ____ de ______________ de 20__</text:span></text:p>
      <text:p text:style-name="P1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O/A Secretario/-a</text:p>
            <text:p text:style-name="P6"/>
            <text:p text:style-name="P6"/>
            <text:p text:style-name="P6"/>
            <text:p text:style-name="P6">Asdo.: ______________________________</text:p>
          </table:table-cell>
          <table:table-cell table:style-name="Tabla6.A1" office:value-type="string">
            <text:p text:style-name="P6">Visto e Prace,</text:p>
            <text:p text:style-name="P6">O/A Presidente/-a</text:p>
            <text:p text:style-name="P6"/>
            <text:p text:style-name="P6"/>
            <text:p text:style-name="P6">Asdo.: ______________________________</text:p>
          </table:table-cell>
        </table:table-row>
      </table:table>
      <text:p text:style-name="P33"/>
      <text:p text:style-name="P34"/>
      <text:p text:style-name="P40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6"><text:span text:style-name="T4">Nome e apelidos</text:span><text:span text:style-name="T2"> </text:span><text:span text:style-name="T1">Presidente/a</text:span>:</text:p>
            <text:p text:style-name="P26">NIF:</text:p>
            <text:p text:style-name="P26"/>
          </table:table-cell>
          <table:table-cell table:style-name="Tabla3.B1" office:value-type="string">
            <text:p text:style-name="P27"><text:span text:style-name="T39"><text:s/></text:span>(sinatura <text:span text:style-name="T40">do titular saínte</text:span>)<text:span text:style-name="T41">justiticar no firma</text:span></text:p>
          </table:table-cell>
        </table:table-row>
        <table:table-row>
          <table:table-cell table:style-name="Tabla3.A2" office:value-type="string">
            <text:p text:style-name="P16"><text:span text:style-name="T4">Nome e apelidos </text:span><text:span text:style-name="T1">Vicepresidente/a</text:span>:</text:p>
            <text:p text:style-name="P16">NIF:</text:p>
            <text:p text:style-name="P16"/>
          </table:table-cell>
          <table:table-cell table:style-name="Tabla3.B2" office:value-type="string">
            <text:p text:style-name="P21"><text:span text:style-name="T39"><text:s/></text:span>(sinatura <text:span text:style-name="T40">do titular saínte</text:span>)</text:p>
          </table:table-cell>
        </table:table-row>
        <table:table-row>
          <table:table-cell table:style-name="Tabla3.A2" office:value-type="string">
            <text:p text:style-name="P16"><text:span text:style-name="T4">Nome e apelidos </text:span><text:span text:style-name="T1">Secretario/a:</text:span></text:p>
            <text:p text:style-name="P16">NIF:</text:p>
            <text:p text:style-name="P16"/>
          </table:table-cell>
          <table:table-cell table:style-name="Tabla3.B2" office:value-type="string">
            <text:p text:style-name="P21"><text:span text:style-name="T39"><text:s/></text:span>(sinatura <text:span text:style-name="T40">do titular saínte</text:span>)</text:p>
          </table:table-cell>
        </table:table-row>
        <table:table-row>
          <table:table-cell table:style-name="Tabla3.A2" office:value-type="string">
            <text:p text:style-name="P16"><text:span text:style-name="T4">Nome e apelidos</text:span><text:span text:style-name="T1">Tesoureiro/a</text:span>:</text:p>
            <text:p text:style-name="P16">NIF:</text:p>
            <text:p text:style-name="P16"/>
          </table:table-cell>
          <table:table-cell table:style-name="Tabla3.B2" office:value-type="string">
            <text:p text:style-name="P21"><text:span text:style-name="T39"><text:s/></text:span>(sinatura <text:span text:style-name="T40">do titular saínte</text:span>)</text:p>
          </table:table-cell>
        </table:table-row>
        <table:table-row>
          <table:table-cell table:style-name="Tabla3.A2" office:value-type="string">
            <text:p text:style-name="P16"><text:span text:style-name="T4">Nome e apelidos </text:span><text:span text:style-name="T1">Vogal</text:span>:</text:p>
            <text:p text:style-name="P16">NIF:</text:p>
            <text:p text:style-name="P16"/>
          </table:table-cell>
          <table:table-cell table:style-name="Tabla3.B2" office:value-type="string">
            <text:p text:style-name="P21"><text:span text:style-name="T39"><text:s/></text:span>(sinatura <text:span text:style-name="T40">do titular saínte</text:span>)</text:p>
          </table:table-cell>
        </table:table-row>
        <table:table-row>
          <table:table-cell table:style-name="Tabla3.A2" office:value-type="string">
            <text:p text:style-name="P16"><text:span text:style-name="T4">Nome e apelidos </text:span><text:span text:style-name="T1">Vogal</text:span>:</text:p>
            <text:p text:style-name="P16">NIF:</text:p>
            <text:p text:style-name="P16"/>
          </table:table-cell>
          <table:table-cell table:style-name="Tabla3.B2" office:value-type="string">
            <text:p text:style-name="P21"><text:span text:style-name="T39"><text:s/></text:span>(sinatura <text:span text:style-name="T40">do titular saínte</text:span>)</text:p>
          </table:table-cell>
        </table:table-row>
      </table:table>
      <text:p text:style-name="P28"/>
      <text:p text:style-name="P12"><text:span text:style-name="T3">Segundo: </text:span><text:span text:style-name="T11">Na mesma data acordou o nomeamento como novos titulares </text:span><text:span text:style-name="T20">da</text:span><text:span text:style-name="T21"> </text:span><text:span text:style-name="T10"><text:s/>xunta directiva a: </text:span></text:p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<text:span text:style-name="T4">Nome e apelidos</text:span><text:span text:style-name="T2"> </text:span><text:span text:style-name="T1">Presidente/a</text:span>:</text:p>
            <text:p text:style-name="P17">NIF:</text:p>
            <text:p text:style-name="P24">Domicilo:</text:p>
            <text:p text:style-name="P17">Teléfono:</text:p>
            <text:p text:style-name="P17">Correo electrónico:</text:p>
          </table:table-cell>
          <table:table-cell table:style-name="Tabla1.B1" office:value-type="string">
            <text:p text:style-name="P22"><text:span text:style-name="T39">Acepta o nomeamento </text:span>(sinatura)</text:p>
          </table:table-cell>
        </table:table-row>
        <table:table-row>
          <table:table-cell table:style-name="Tabla1.A2" office:value-type="string">
            <text:p text:style-name="P18"><text:span text:style-name="T4">Nome e apelidos </text:span><text:span text:style-name="T1">Vicepresidente/a</text:span>:</text:p>
            <text:p text:style-name="P17">NIF:</text:p>
            <text:p text:style-name="P24">Domicilo:</text:p>
            <text:p text:style-name="P17">Teléfono:</text:p>
            <text:p text:style-name="P17">Correo electrónico:</text:p>
          </table:table-cell>
          <table:table-cell table:style-name="Tabla1.B2" office:value-type="string">
            <text:p text:style-name="P22"><text:span text:style-name="T39">Acepta o nomeamento </text:span>(sinatura)</text:p>
          </table:table-cell>
        </table:table-row>
        <table:table-row>
          <table:table-cell table:style-name="Tabla1.A2" office:value-type="string">
            <text:p text:style-name="P18"><text:span text:style-name="T4">Nome e apelidos </text:span><text:span text:style-name="T1">Secretario/a:</text:span></text:p>
            <text:p text:style-name="P17">NIF:</text:p>
            <text:p text:style-name="P24">Domicilo:</text:p>
            <text:p text:style-name="P17">Teléfono:</text:p>
            <text:p text:style-name="P17">Correo electrónico:</text:p>
            <text:p text:style-name="P17"/>
          </table:table-cell>
          <table:table-cell table:style-name="Tabla1.B2" office:value-type="string">
            <text:p text:style-name="P19">(<text:span text:style-name="T39">Acepta o nomeamento </text:span>(sinatura)</text:p>
          </table:table-cell>
        </table:table-row>
        <table:table-row>
          <table:table-cell table:style-name="Tabla1.A2" office:value-type="string">
            <text:p text:style-name="P18"><text:span text:style-name="T4">Nome e apelidos</text:span><text:span text:style-name="T1">Tesoureiro/a</text:span>:</text:p>
            <text:p text:style-name="P17">NIF:</text:p>
            <text:p text:style-name="P24">Domicilo:</text:p>
            <text:p text:style-name="P17">Teléfono:</text:p>
            <text:p text:style-name="P17">Correo electrónico:</text:p>
            <text:p text:style-name="P17"/>
          </table:table-cell>
          <table:table-cell table:style-name="Tabla1.B2" office:value-type="string">
            <text:p text:style-name="P22"><text:span text:style-name="T39">Acepta o nomeamento </text:span>(sinatura)</text:p>
          </table:table-cell>
        </table:table-row>
        <table:table-row>
          <table:table-cell table:style-name="Tabla1.A2" office:value-type="string">
            <text:p text:style-name="P18"><text:span text:style-name="T4">Nome e apelidos </text:span><text:span text:style-name="T1">Vogal</text:span>:</text:p>
            <text:p text:style-name="P17">NIF:</text:p>
            <text:p text:style-name="P24">Domicilo:</text:p>
            <text:p text:style-name="P17">Teléfono:</text:p>
            <text:p text:style-name="P17">Correo electrónico:</text:p>
          </table:table-cell>
          <table:table-cell table:style-name="Tabla1.B2" office:value-type="string">
            <text:p text:style-name="P22"><text:span text:style-name="T39">Acepta o nomeamento </text:span>(sinatura)</text:p>
          </table:table-cell>
        </table:table-row>
        <table:table-row>
          <table:table-cell table:style-name="Tabla1.A2" office:value-type="string">
            <text:p text:style-name="P18"><text:span text:style-name="T4">Nome e apelidos </text:span><text:span text:style-name="T1">Vogal</text:span>:</text:p>
            <text:p text:style-name="P17">NIF:</text:p>
            <text:p text:style-name="P24">Domicilo:</text:p>
            <text:p text:style-name="P17">Teléfono:</text:p>
            <text:p text:style-name="P17">Correo electrónico:</text:p>
          </table:table-cell>
          <table:table-cell table:style-name="Tabla1.B2" office:value-type="string">
            <text:p text:style-name="P22"><text:span text:style-name="T39">Acepta o nomeamento </text:span>(sinatura)</text:p>
          </table:table-cell>
        </table:table-row>
      </table:table>
      <text:p text:style-name="P30"/>
      <text:p text:style-name="P7"><text:span text:style-name="T18">E para que así conste, </text:span><text:span text:style-name="T17">asino</text:span><text:span text:style-name="T27"> </text:span><text:span text:style-name="T17">a</text:span><text:span text:style-name="T29"> </text:span><text:span text:style-name="T17">presente</text:span><text:span text:style-name="T27"> </text:span><text:span text:style-name="T28">certificación </text:span><text:span text:style-name="T26">en</text:span><text:span text:style-name="T25"> </text:span><text:span text:style-name="T19"><text:s/>____________________ , a ____ de ______________ de 20__</text:span></text:p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O/A Secretario/-a</text:p>
            <text:p text:style-name="P5"/>
            <text:p text:style-name="P5"/>
            <text:p text:style-name="P5"><text:soft-page-break/></text:p>
            <text:p text:style-name="P5">Asdo.: ______________________________</text:p>
          </table:table-cell>
          <table:table-cell table:style-name="Tabla2.A1" office:value-type="string">
            <text:p text:style-name="P5">Visto e Prace,</text:p>
            <text:p text:style-name="P5">O/A Presidente/-a</text:p>
            <text:p text:style-name="P5"/>
            <text:p text:style-name="P5"><text:soft-page-break/></text:p>
            <text:p text:style-name="P5">Asdo.: ______________________________</text:p>
          </table:table-cell>
        </table:table-row>
      </table:table>
      <text:p text:style-name="P3"><text:span text:style-name="T7"><text:s/>Que </text:span><text:span text:style-name="T8">o </text:span><text:span text:style-name="T9">de acordo co establecido no artigo </text:span><text:span text:style-name="T14">_____</text:span><text:span text:style-name="T15">dos estatutos </text:span><text:span text:style-name="T16">da entidade deportiva </text:span><text:span text:style-name="T15">correspóndelle á presidencia </text:span><text:span text:style-name="T16">o nomeamento e o cese das persoas titulares da Xunta Directiv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Xunta Sans" svg:font-family="'Xunta Sans'" style:font-family-generic="modern" style:font-pitch="variable"/>
    <style:font-face style:name="Xunta Sans1" svg:font-family="'Xunta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Xunta Sans1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Xunta Sans1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Xunta Sans1" fo:font-family="'Xunta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Xunta Sans1" fo:font-family="'Xunta Sans'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Xunta Sans1" fo:font-family="'Xunta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Xunta Sans1" fo:font-family="'Xunta Sans'" style:font-family-generic="swiss" style:font-size-asian="12pt" style:font-name-complex="Arial Unicode MS" style:font-family-complex="'Arial Unicode M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swiss" fo:font-size="12pt" style:font-size-asian="12pt"/>
    </style:style>
    <style:style style:name="Pa4" style:family="paragraph" style:parent-style-name="Default" style:default-outline-level="">
      <style:paragraph-properties style:line-height-at-least="0.39cm"/>
    </style:style>
    <style:style style:name="Pa5" style:family="paragraph" style:parent-style-name="Default" style:default-outline-level="">
      <style:paragraph-properties style:line-height-at-least="0.39cm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font-size="12pt" fo:language="gl" fo:country="ES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99cm" fo:margin-bottom="1.1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4:10:00</meta:creation-date>
    <dc:date>2024-05-27T10:52:49.606000000</dc:date>
    <meta:editing-duration>P5DT2H28M36S</meta:editing-duration>
    <meta:editing-cycles>26</meta:editing-cycles>
    <meta:generator>LibreOffice/7.5.9.2$Windows_X86_64 LibreOffice_project/cdeefe45c17511d326101eed8008ac4092f278a9</meta:generator>
    <dc:title>Decreto DOG Viernes, 18 de julio de 2014</dc:title>
    <meta:initial-creator>Xulio Villarino</meta:initial-creator>
    <dc:subject>Diario Oficial de Galicia - DOG - VersiónCastellano núm 136 Viernes, 18 de julio de 2014</dc:subject>
    <meta:keyword>()</meta:keyword>
    <meta:document-statistic meta:table-count="7" meta:image-count="0" meta:object-count="0" meta:page-count="4" meta:paragraph-count="119" meta:word-count="463" meta:character-count="3393" meta:non-whitespace-character-count="3029"/>
  </office:meta>
</office:document-meta>
</file>